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elle1" style:family="table">
      <style:table-properties style:width="16.002cm" fo:margin-top="0cm" fo:margin-bottom="0.199cm" table:align="margins"/>
    </style:style>
    <style:style style:name="Tabelle1.A" style:family="table-column">
      <style:table-column-properties style:column-width="4.001cm" style:rel-column-width="16383*"/>
    </style:style>
    <style:style style:name="Tabelle1.D" style:family="table-column">
      <style:table-column-properties style:column-width="4.001cm" style:rel-column-width="16386*"/>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4" style:family="table-row">
      <style:table-row-properties style:min-row-height="0.106cm"/>
    </style:style>
    <style:style style:name="Tabelle1.A4" style:family="table-cell">
      <style:table-cell-properties fo:padding="0.097cm" fo:border-left="none" fo:border-right="none" fo:border-top="none" fo:border-bottom="0.05pt solid #000000"/>
    </style:style>
    <style:style style:name="Tabelle2" style:family="table">
      <style:table-properties style:width="5.5cm" fo:margin-top="0cm" fo:margin-bottom="0.199cm" fo:break-before="page" table:align="left" fo:background-color="transparent">
        <style:background-image/>
      </style:table-properties>
    </style:style>
    <style:style style:name="Tabelle2.A" style:family="table-column">
      <style:table-column-properties style:column-width="5.5cm"/>
    </style:style>
    <style:style style:name="Tabelle2.A1" style:family="table-cell">
      <style:table-cell-properties fo:padding="0.097cm" fo:border="0.05pt solid #000000"/>
    </style:style>
    <style:style style:name="Tabelle2.2" style:family="table-row">
      <style:table-row-properties fo:background-color="transparent">
        <style:background-image/>
      </style:table-row-properties>
    </style:style>
    <style:style style:name="Tabelle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style:tab-stops>
          <style:tab-stop style:position="7.938cm" style:type="center"/>
          <style:tab-stop style:position="15.753cm" style:type="right"/>
        </style:tab-stops>
      </style:paragraph-properties>
    </style:style>
    <style:style style:name="P2" style:family="paragraph" style:parent-style-name="Footer">
      <style:paragraph-properties>
        <style:tab-stops>
          <style:tab-stop style:position="7.938cm" style:type="center"/>
          <style:tab-stop style:position="17cm" style:type="right"/>
        </style:tab-stops>
      </style:paragraph-properties>
    </style:style>
    <style:style style:name="P3" style:family="paragraph" style:parent-style-name="Header">
      <style:text-properties fo:language="de" fo:country="DE"/>
    </style:style>
    <style:style style:name="P4" style:family="paragraph" style:parent-style-name="Header">
      <style:paragraph-properties fo:text-align="center" style:justify-single-word="false"/>
      <style:text-properties fo:language="de" fo:country="DE" officeooo:rsid="003327f1" officeooo:paragraph-rsid="003327f1"/>
    </style:style>
    <style:style style:name="P5" style:family="paragraph" style:parent-style-name="Subtitle">
      <style:paragraph-properties fo:margin-top="0.212cm" fo:margin-bottom="0.388cm" loext:contextual-spacing="false" style:writing-mode="lr-tb"/>
      <style:text-properties officeooo:paragraph-rsid="003d9a75"/>
    </style:style>
    <style:style style:name="P6" style:family="paragraph" style:parent-style-name="Subtitle">
      <style:paragraph-properties fo:margin-top="0.212cm" fo:margin-bottom="0.388cm" loext:contextual-spacing="false" style:writing-mode="lr-tb"/>
      <style:text-properties officeooo:paragraph-rsid="003e973b"/>
    </style:style>
    <style:style style:name="P7" style:family="paragraph" style:parent-style-name="Subtitle">
      <style:paragraph-properties fo:margin-top="0.212cm" fo:margin-bottom="0.388cm" loext:contextual-spacing="false" style:writing-mode="lr-tb"/>
      <style:text-properties fo:language="de" fo:country="DE"/>
    </style:style>
    <style:style style:name="P8" style:family="paragraph" style:parent-style-name="Text_20_body">
      <style:text-properties officeooo:rsid="00600cdc" officeooo:paragraph-rsid="00600cdc"/>
    </style:style>
    <style:style style:name="P9" style:family="paragraph" style:parent-style-name="Text_20_body">
      <style:text-properties officeooo:rsid="0063f47c" officeooo:paragraph-rsid="0063f47c"/>
    </style:style>
    <style:style style:name="P10" style:family="paragraph" style:parent-style-name="Text_20_body">
      <style:text-properties officeooo:rsid="0066bf99" officeooo:paragraph-rsid="0066bf99"/>
    </style:style>
    <style:style style:name="P11" style:family="paragraph" style:parent-style-name="Text_20_body">
      <style:text-properties fo:language="de" fo:country="DE" officeooo:rsid="006982b3" officeooo:paragraph-rsid="006982b3"/>
    </style:style>
    <style:style style:name="P12" style:family="paragraph" style:parent-style-name="Text_20_body">
      <style:text-properties officeooo:rsid="0076a71f" officeooo:paragraph-rsid="0076a71f"/>
    </style:style>
    <style:style style:name="P13" style:family="paragraph" style:parent-style-name="Text_20_body">
      <style:text-properties officeooo:rsid="00730e1b" officeooo:paragraph-rsid="00730e1b"/>
    </style:style>
    <style:style style:name="P14" style:family="paragraph" style:parent-style-name="Text_20_body">
      <style:text-properties officeooo:rsid="0081159d" officeooo:paragraph-rsid="0081159d"/>
    </style:style>
    <style:style style:name="P15" style:family="paragraph" style:parent-style-name="Table_20_Contents">
      <style:text-properties officeooo:rsid="006982b3" officeooo:paragraph-rsid="006982b3"/>
    </style:style>
    <style:style style:name="P16" style:family="paragraph" style:parent-style-name="Table_20_Contents">
      <style:text-properties officeooo:rsid="006982b3" officeooo:paragraph-rsid="006988a1"/>
    </style:style>
    <style:style style:name="P17" style:family="paragraph" style:parent-style-name="Table_20_Contents">
      <style:text-properties officeooo:paragraph-rsid="006982b3"/>
    </style:style>
    <style:style style:name="P18" style:family="paragraph" style:parent-style-name="Table_20_Contents">
      <style:text-properties officeooo:rsid="006988a1" officeooo:paragraph-rsid="006988a1"/>
    </style:style>
    <style:style style:name="P19" style:family="paragraph" style:parent-style-name="Table_20_Contents">
      <style:text-properties officeooo:rsid="006e2f43" officeooo:paragraph-rsid="006e2f43"/>
    </style:style>
    <style:style style:name="P20" style:family="paragraph" style:parent-style-name="Table_20_Contents">
      <style:text-properties officeooo:rsid="006eccf8" officeooo:paragraph-rsid="006eccf8"/>
    </style:style>
    <style:style style:name="P21" style:family="paragraph" style:parent-style-name="Table_20_Contents">
      <style:text-properties officeooo:paragraph-rsid="006eccf8"/>
    </style:style>
    <style:style style:name="P22" style:family="paragraph" style:parent-style-name="Table_20_Contents">
      <style:text-properties officeooo:rsid="0081159d" officeooo:paragraph-rsid="0081159d"/>
    </style:style>
    <style:style style:name="P23" style:family="paragraph" style:parent-style-name="Table_20_Contents">
      <style:text-properties officeooo:rsid="0084f4b2" officeooo:paragraph-rsid="0084f4b2"/>
    </style:style>
    <style:style style:name="P24" style:family="paragraph" style:parent-style-name="Verzeichnis_20_1">
      <style:paragraph-properties>
        <style:tab-stops>
          <style:tab-stop style:position="16.002cm" style:type="right" style:leader-style="dotted" style:leader-text="."/>
        </style:tab-stops>
      </style:paragraph-properties>
    </style:style>
    <style:style style:name="P25" style:family="paragraph" style:parent-style-name="Text_20_body">
      <style:text-properties officeooo:rsid="0067604a" officeooo:paragraph-rsid="0067604a"/>
    </style:style>
    <style:style style:name="P26" style:family="paragraph" style:parent-style-name="Text_20_body">
      <style:text-properties officeooo:rsid="008e8aa7" officeooo:paragraph-rsid="008e8aa7"/>
    </style:style>
    <style:style style:name="P27" style:family="paragraph" style:parent-style-name="Heading_20_1">
      <style:text-properties fo:language="de" fo:country="DE"/>
    </style:style>
    <style:style style:name="P28" style:family="paragraph" style:parent-style-name="Title" style:master-page-name="MPF0">
      <style:paragraph-properties style:page-number="auto" fo:break-before="page"/>
      <style:text-properties fo:language="de" fo:country="DE"/>
    </style:style>
    <style:style style:name="T1" style:family="text">
      <style:text-properties fo:language="de" fo:country="DE"/>
    </style:style>
    <style:style style:name="T2" style:family="text">
      <style:text-properties fo:language="de" fo:country="DE" officeooo:rsid="004d7201"/>
    </style:style>
    <style:style style:name="T3" style:family="text">
      <style:text-properties fo:language="de" fo:country="DE" officeooo:rsid="00762526"/>
    </style:style>
    <style:style style:name="T4" style:family="text">
      <style:text-properties fo:language="de" fo:country="DE" officeooo:rsid="000c5fec"/>
    </style:style>
    <style:style style:name="T5" style:family="text">
      <style:text-properties fo:language="de" fo:country="DE" officeooo:rsid="003c36db"/>
    </style:style>
    <style:style style:name="T6" style:family="text">
      <style:text-properties fo:language="de" fo:country="DE" officeooo:rsid="003d9a75"/>
    </style:style>
    <style:style style:name="T7" style:family="text">
      <style:text-properties fo:language="de" fo:country="DE" officeooo:rsid="004c5139"/>
    </style:style>
    <style:style style:name="T8" style:family="text">
      <style:text-properties fo:language="de" fo:country="DE" officeooo:rsid="0060b43e"/>
    </style:style>
    <style:style style:name="T9" style:family="text">
      <style:text-properties fo:language="de" fo:country="DE" officeooo:rsid="00629b78"/>
    </style:style>
    <style:style style:name="T10" style:family="text">
      <style:text-properties fo:language="de" fo:country="DE" officeooo:rsid="0062d9a7"/>
    </style:style>
    <style:style style:name="T11" style:family="text">
      <style:text-properties fo:language="de" fo:country="DE" officeooo:rsid="0063f47c"/>
    </style:style>
    <style:style style:name="T12" style:family="text">
      <style:text-properties fo:language="de" fo:country="DE" officeooo:rsid="0064ebe3"/>
    </style:style>
    <style:style style:name="T13" style:family="text">
      <style:text-properties fo:language="de" fo:country="DE" officeooo:rsid="0066bf99"/>
    </style:style>
    <style:style style:name="T14" style:family="text">
      <style:text-properties fo:language="de" fo:country="DE" officeooo:rsid="0067604a"/>
    </style:style>
    <style:style style:name="T15" style:family="text">
      <style:text-properties fo:language="de" fo:country="DE" officeooo:rsid="0068ded1"/>
    </style:style>
    <style:style style:name="T16" style:family="text">
      <style:text-properties fo:language="de" fo:country="DE" officeooo:rsid="00730e1b"/>
    </style:style>
    <style:style style:name="T17" style:family="text">
      <style:text-properties fo:language="de" fo:country="DE" officeooo:rsid="0077c117"/>
    </style:style>
    <style:style style:name="T18" style:family="text">
      <style:text-properties fo:language="de" fo:country="DE" officeooo:rsid="0078bcc7"/>
    </style:style>
    <style:style style:name="T19" style:family="text">
      <style:text-properties fo:language="de" fo:country="DE" officeooo:rsid="007ad590"/>
    </style:style>
    <style:style style:name="T20" style:family="text">
      <style:text-properties fo:language="de" fo:country="DE" officeooo:rsid="007c3088"/>
    </style:style>
    <style:style style:name="T21" style:family="text">
      <style:text-properties fo:language="de" fo:country="DE" officeooo:rsid="007cd5ea"/>
    </style:style>
    <style:style style:name="T22" style:family="text">
      <style:text-properties fo:language="de" fo:country="DE" officeooo:rsid="007dab1d"/>
    </style:style>
    <style:style style:name="T23" style:family="text">
      <style:text-properties fo:language="de" fo:country="DE" officeooo:rsid="007e34a7"/>
    </style:style>
    <style:style style:name="T24" style:family="text">
      <style:text-properties fo:language="de" fo:country="DE" officeooo:rsid="007e6454"/>
    </style:style>
    <style:style style:name="T25" style:family="text">
      <style:text-properties fo:language="de" fo:country="DE" officeooo:rsid="007f9d4b"/>
    </style:style>
    <style:style style:name="T26" style:family="text">
      <style:text-properties fo:language="de" fo:country="DE" officeooo:rsid="0081159d"/>
    </style:style>
    <style:style style:name="T27" style:family="text">
      <style:text-properties fo:language="de" fo:country="DE" officeooo:rsid="00893a69"/>
    </style:style>
    <style:style style:name="T28" style:family="text">
      <style:text-properties fo:language="de" fo:country="DE" officeooo:rsid="008af738"/>
    </style:style>
    <style:style style:name="T29" style:family="text">
      <style:text-properties fo:language="de" fo:country="DE" officeooo:rsid="008cb70f"/>
    </style:style>
    <style:style style:name="T30" style:family="text">
      <style:text-properties fo:language="de" fo:country="DE" officeooo:rsid="008f9e3f"/>
    </style:style>
    <style:style style:name="T31" style:family="text">
      <style:text-properties officeooo:rsid="006e2f43"/>
    </style:style>
    <style:style style:name="T32" style:family="text">
      <style:text-properties officeooo:rsid="007018ae"/>
    </style:style>
    <style:style style:name="T33" style:family="text">
      <style:text-properties officeooo:rsid="00702fde"/>
    </style:style>
    <style:style style:name="T34" style:family="text">
      <style:text-properties officeooo:rsid="00713767"/>
    </style:style>
    <style:style style:name="T35" style:family="text">
      <style:text-properties officeooo:rsid="00730e1b"/>
    </style:style>
    <style:style style:name="T36" style:family="text">
      <style:text-properties officeooo:rsid="00742bee"/>
    </style:style>
    <style:style style:name="T37" style:family="text">
      <style:text-properties officeooo:rsid="0074407e"/>
    </style:style>
    <style:style style:name="T38" style:family="text">
      <style:text-properties style:text-position="super 58%"/>
    </style:style>
    <style:style style:name="T39" style:family="text">
      <style:text-properties style:text-position="super 58%" officeooo:rsid="006e2f43"/>
    </style:style>
    <style:style style:name="T40" style:family="text">
      <style:text-properties style:text-position="0% 100%"/>
    </style:style>
    <style:style style:name="T41" style:family="text">
      <style:text-properties officeooo:rsid="0082f900"/>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start text:name="Ref_AufgabeName"/>Aufgabe <text:span text:style-name="T37">3</text:span>: <text:bookmark-end text:name="Ref_AufgabeName"/><text:span text:style-name="T37">Abbiegen</text:span></text:p>
      <text:p text:style-name="P5"><text:bookmark-start text:name="Ref_TeamID"/><text:span text:style-name="Absatz-Standardschriftart"><text:span text:style-name="T1">Team-ID: </text:span></text:span><text:bookmark-start text:name="TeamID"/><text:span text:style-name="Absatz-Standardschriftart"><text:span text:style-name="T5">0</text:span></text:span><text:bookmark-end text:name="TeamID"/><text:span text:style-name="Absatz-Standardschriftart"><text:span text:style-name="T5">0</text:span></text:span><text:bookmark-end text:name="Ref_TeamID"/><text:span text:style-name="Absatz-Standardschriftart"><text:span text:style-name="T7">619</text:span></text:span></text:p>
      <text:p text:style-name="P5"><text:bookmark-start text:name="Ref_TeamName"/><text:span text:style-name="Absatz-Standardschriftart"><text:span text:style-name="T1">Team-</text:span></text:span><text:span text:style-name="Absatz-Standardschriftart"><text:span text:style-name="T6">N</text:span></text:span><text:span text:style-name="Absatz-Standardschriftart"><text:span text:style-name="T4">a</text:span></text:span><text:span text:style-name="Absatz-Standardschriftart"><text:span text:style-name="T1">me: </text:span></text:span><text:bookmark-end text:name="Ref_TeamName"/><text:span text:style-name="Absatz-Standardschriftart"><text:span text:style-name="T7">ncrypted</text:span></text:span></text:p>
      <text:p text:style-name="P6"><text:span text:style-name="Absatz-Standardschriftart"><text:span text:style-name="T6">Bearbeiter/-innen dieser Aufgabe: <text:line-break/></text:span></text:span><text:span text:style-name="Absatz-Standardschriftart"><text:span text:style-name="T7">Oliver Schirmer</text:span></text:span></text:p>
      <text:p text:style-name="P7"><text:date style:data-style-name="N10121" text:date-value="2020-04-10T13:08:07.238000216">10. April 2020</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24"><text:a xlink:type="simple" xlink:href="#__RefHeading___Toc105_1452926801" text:style-name="Internet_20_link" text:visited-style-name="Visited_20_Internet_20_Link">Lösungsidee<text:tab/>1</text:a></text:p>
          <text:p text:style-name="P24"><text:a xlink:type="simple" xlink:href="#__RefHeading___Toc107_1452926801" text:style-name="Internet_20_link" text:visited-style-name="Visited_20_Internet_20_Link">Umsetzung<text:tab/>2</text:a></text:p>
          <text:p text:style-name="P24"><text:a xlink:type="simple" xlink:href="#__RefHeading___Toc109_1452926801" text:style-name="Internet_20_link" text:visited-style-name="Visited_20_Internet_20_Link">Beispiele<text:tab/>2</text:a></text:p>
          <text:p text:style-name="P24"><text:a xlink:type="simple" xlink:href="#__RefHeading___Toc5400_3254696544" text:style-name="Internet_20_link" text:visited-style-name="Visited_20_Internet_20_Link">Quellcode<text:tab/>4</text:a></text:p>
        </text:index-body>
      </text:table-of-content>
      <text:h text:style-name="P27" text:outline-level="1"><text:bookmark-start text:name="__RefHeading___Toc105_1452926801"/>Lösungsidee<text:bookmark-end text:name="__RefHeading___Toc105_1452926801"/></text:h>
      <text:p text:style-name="P8"><text:span text:style-name="T17">Grundlegend werden die Kreuzungen, die in Form von Koordinaten gegeben sind, als Knoten und die Straßen zwischen ihnen als Kanten betrachtet, wodurch ein Graph gegeben ist. </text:span><text:span text:style-name="T27">Insbesondere ist dieser Graph planar, da das Überschneiden zweier Straßen zu einer weiteren Kreuzung führen würde und somit sichergestellt ist, dass es sich bei jedem Graphen um eine planare Einbettung handelt.</text:span><text:span text:style-name="T17"> </text:span><text:span text:style-name="T1">Zur Berechnung der maximal</text:span><text:span text:style-name="T18"> möglichen</text:span><text:span text:style-name="T1"> Weglänge wird anfangs der kürzeste Weg benötigt. </text:span><text:span text:style-name="T8">Zwischen den einzelnen Knoten lässt sich mit Hilfe der x- und y-Differenz und des Satz des Pythagoras ein Kantengewicht berechnen. Dadurch erhält man einen ungerichteten gewichteten Graphen mit einem Single-Source Shortest Path (SSSP) Problem. Dieses lässt sich </text:span><text:span text:style-name="T19">in diesem Fall</text:span><text:span text:style-name="T8"> </text:span><text:span text:style-name="T19">am schnellsten </text:span><text:span text:style-name="T8">mit dem Dijkstra-Algorithmus lösen. Hat man die kürzeste Weglänge berechnet, lässt sich daraus auch die maximal gültige Weglänge berechnen, indem die eingegebene Prozentzahl der Wegverlängerung durch eine Verhältnisgleichung einberechnet wird. Daraufhin werden mittels rekursiver Tiefensuche alle </text:span><text:span text:style-name="T9">vom Startknoten aus </text:span><text:span text:style-name="T8">möglichen Pfade </text:span><text:span text:style-name="T9">auf </text:span><text:span text:style-name="T8">Gültigkeit überprüft. </text:span><text:span text:style-name="T20">Um alle möglichen Pfade zu überprüfen, kann jedoch keine reguläre Tiefensuche genutzt werden. Diese muss bei jedem aktuell betrachteten Knoten eine komplett neue Tiefensuche starten, die lediglich Knoten betrachtet, die nicht bereits auf dem bis dahin genutzten Pfad liegen </text:span><text:span text:style-name="T27">(statt wie üblich alle bereits einmal besuchten Knoten auszuschließen)</text:span><text:span text:style-name="T20">. </text:span><text:span text:style-name="T27">Bei einem normalen, </text:span><text:span text:style-name="T28">maximal</text:span><text:span text:style-name="T27"> dichten Graphen</text:span><text:span text:style-name="T20"> </text:span><text:span text:style-name="T27">hätte </text:span><text:span text:style-name="T20">dies eine Laufzeit von </text:span><text:span text:style-name="T20"><draw:frame draw:style-name="fr2" draw:name="Objekt3" text:anchor-type="as-char" svg:width="7.091cm" svg:height="1.143cm" draw:z-index="2"><draw:object xlink:href="./Object 3" xlink:type="simple" xlink:show="embed" xlink:actuate="onLoad"/><draw:image xlink:href="./ObjectReplacements/Object 3" xlink:type="simple" xlink:show="embed" xlink:actuate="onLoad"/></draw:frame></text:span><text:span text:style-name="T20">, </text:span><text:span text:style-name="T29">also </text:span><text:span text:style-name="T29"><draw:frame draw:style-name="fr3" draw:name="Objekt6" text:anchor-type="as-char" svg:width="1.443cm" svg:height="0.58cm" draw:z-index="5"><draw:object xlink:href="./Object 6" xlink:type="simple" xlink:show="embed" xlink:actuate="onLoad"/><draw:image xlink:href="./ObjectReplacements/Object 6" xlink:type="simple" xlink:show="embed" xlink:actuate="onLoad"/></draw:frame></text:span><text:span text:style-name="T8"><text:s/></text:span><text:span text:style-name="T20">zufolge. </text:span><text:span text:style-name="T27">Da hier ein planarer Graph vorliegt, </text:span><text:span text:style-name="T28">hat</text:span><text:span text:style-name="T27"> der Graph laut dem eulerschen Polyedersatz </text:span><text:span text:style-name="T27"><draw:frame draw:style-name="fr3" draw:name="Objekt5" text:anchor-type="as-char" svg:width="2.314cm" svg:height="0.471cm" draw:z-index="4"><draw:object xlink:href="./Object 5" xlink:type="simple" xlink:show="embed" xlink:actuate="onLoad"/><draw:image xlink:href="./ObjectReplacements/Object 5" xlink:type="simple" xlink:show="embed" xlink:actuate="onLoad"/></draw:frame></text:span><text:span text:style-name="T27"><text:s/></text:span><text:span text:style-name="T28">Kanten und somit </text:span><text:span text:style-name="T29">eine Laufzeit von </text:span><text:span text:style-name="T29"><draw:frame draw:style-name="fr3" draw:name="Objekt7" text:anchor-type="as-char" svg:width="5.715cm" svg:height="1.143cm" draw:z-index="6"><draw:object xlink:href="./Object 7" xlink:type="simple" xlink:show="embed" xlink:actuate="onLoad"/><draw:image xlink:href="./ObjectReplacements/Object 7" xlink:type="simple" xlink:show="embed" xlink:actuate="onLoad"/></draw:frame></text:span><text:span text:style-name="T29"><text:s/>also </text:span><text:span text:style-name="T29"><draw:frame draw:style-name="fr3" draw:name="Objekt8" text:anchor-type="as-char" svg:width="1.439cm" svg:height="0.58cm" draw:z-index="7"><draw:object xlink:href="./Object 8" xlink:type="simple" xlink:show="embed" xlink:actuate="onLoad"/><draw:image xlink:href="./ObjectReplacements/Object 8" xlink:type="simple" xlink:show="embed" xlink:actuate="onLoad"/></draw:frame></text:span><text:span text:style-name="T28">. Zusätzlich kann die</text:span><text:span text:style-name="T20"> Anzahl der überprüften Pfade reduziert werden, </text:span><text:span text:style-name="T28">indem </text:span><text:span text:style-name="T8">bei jedem rekursiven Aufruf geprüft </text:span><text:span text:style-name="T28">wird</text:span><text:span text:style-name="T8">, ob der aktuelle Pfad beim Zielknoten angekommen ist und </text:span><text:span text:style-name="T20">dieser</text:span><text:span text:style-name="T10"> Pfad</text:span><text:span text:style-name="T9"> </text:span><text:span text:style-name="T8">gespeichert, falls die Anzahl der Abbiegungen und die Weglänge geringer als die des bisherigen besten Pfads sind, </text:span><text:span text:style-name="T20">dieser Pfad also besser ist als der bisherige</text:span><text:span text:style-name="T8">. Zudem wird bei jedem rekursiven Aufruf geprüft, ob die aktuelle </text:span><text:span text:style-name="T16">Weglänge die </text:span><text:span text:style-name="T28">zuvor berechnete </text:span><text:span text:style-name="T16">maximale Weglänge überschreitet, die </text:span><text:span text:style-name="T8">Anzahl der Abbiegungen größer oder bei selbe</text:span><text:span text:style-name="T20">r</text:span><text:span text:style-name="T8"> Anzahl, die Weglänge größer </text:span><text:span text:style-name="T10">als beim </text:span><text:span text:style-name="T11">bisherigen</text:span><text:span text:style-name="T10"> besten Pfad </text:span><text:span text:style-name="T16">ist</text:span><text:span text:style-name="T8">. </text:span><text:span text:style-name="T28">Trifft einer der drei</text:span><text:span text:style-name="T8"> F</text:span><text:span text:style-name="T28">ä</text:span><text:span text:style-name="T8">ll</text:span><text:span text:style-name="T28">e zu</text:span><text:span text:style-name="T8">, wird die Tiefensuche </text:span><text:soft-page-break/><text:span text:style-name="T8">abgebrochen, wodurch die Berechnung </text:span><text:span text:style-name="T20">an diesem Punkt unnötiger Pfade vermieden wird</text:span><text:span text:style-name="T8">. </text:span><text:span text:style-name="T10">Die Anzahl der Abbiegungen jedes Pfads wird durch Winkelberechnung zwischen je zwei aufeinanderfolgenden Knoten </text:span><text:span text:style-name="T20">(zweidimensionalen Koordinaten)</text:span><text:span text:style-name="T10"> ermittelt. D.h. während eines rekursiven Aufrufs, wird der Winkel zum vorherigen Knoten berechnet und bei Abweichung vom vorherigen Winkel die Anzahl der Abbiegungen inkrementiert.</text:span></text:p>
      <text:h text:style-name="P27" text:outline-level="1"><text:bookmark-start text:name="__RefHeading___Toc107_1452926801"/>Umsetzung<text:bookmark-end text:name="__RefHeading___Toc107_1452926801"/></text:h>
      <text:p text:style-name="P9"><text:span text:style-name="T1">Beim Einlesen werden alle </text:span><text:span text:style-name="T12">Kanten</text:span><text:span text:style-name="T1"> in einer </text:span><text:span text:style-name="T12">Adjazenzliste gespeichert, wobei jede Kante zweimal, jeweils für beide Richtungen, gespeichert wird. Dadurch wird aus dem ungerichteten Graphen ein gerichteter zyklischer, worauf sich der Dijkstra-Algorithmus praktisch anwenden lässt. Da die Anzahl verschiedener Knoten nicht von Anfang an gegeben ist, findet sich schon beim Einlesen die erste Schwierigkeit: das dynamische Verwalten aller Knoten ohne Mehrfachspeicherung eine</text:span><text:span text:style-name="T21">r bestimmten Koordinate</text:span><text:span text:style-name="T12">. Da jeder Knoten eindeutig durch seine Koordinaten gegeben ist, kann der Eingabestring eines jeden Knotens als Schlüssel betrachtet werden. D.h. neben einer ArrayList mit PointInts (Objekte, die die x- und y-Koordinate als Integer speichern) gibt es eine HashMap, die die Koordinaten-Strings zu den entsprechenden Listenindexes mappt. Dadurch </text:span><text:span text:style-name="T13">erreichen wir konstante Laufzeit, </text:span><text:span text:style-name="T21">da die Abfrage, ob ein Knoten bereits eingelesen wurde, als auch das Einfügen eines neuen Knotens in </text:span><text:span text:style-name="T21"><draw:frame draw:style-name="fr2" draw:name="Objekt4" text:anchor-type="as-char" svg:width="1.074cm" svg:height="0.506cm" draw:z-index="3"><draw:object xlink:href="./Object 4" xlink:type="simple" xlink:show="embed" xlink:actuate="onLoad"/><draw:image xlink:href="./ObjectReplacements/Object 4" xlink:type="simple" xlink:show="embed" xlink:actuate="onLoad"/></draw:frame></text:span><text:span text:style-name="T21"><text:s/>möglich ist</text:span><text:span text:style-name="T13">.</text:span></text:p>
      <text:p text:style-name="P10"><text:span text:style-name="T1">Beim Dijkstra-Algorithmus wird neben der Distanz auch der Vorgänger, durch den der kürzeste Weg zum jeweiligen Knoten erreicht wird, gespeichert. Dadurch lässt sich später der kürzeste Pfad rekonstruieren. </text:span><text:span text:style-name="T14">Zur Verwaltung der Knoten wird eine Vorrangwarteschlange verwendet, wodurch wir eine Laufzeit von </text:span><text:span text:style-name="T14"><draw:frame draw:style-name="fr2" draw:name="Objekt1" text:anchor-type="as-char" svg:width="2.937cm" svg:height="0.506cm" draw:z-index="0"><draw:object xlink:href="./Object 1" xlink:type="simple" xlink:show="embed" xlink:actuate="onLoad"/><draw:image xlink:href="./ObjectReplacements/Object 1" xlink:type="simple" xlink:show="embed" xlink:actuate="onLoad"/></draw:frame></text:span><text:span text:style-name="T14"><text:s/>statt </text:span><text:span text:style-name="T14"><draw:frame draw:style-name="fr2" draw:name="Objekt2" text:anchor-type="as-char" svg:width="1.439cm" svg:height="0.58cm" draw:z-index="1"><draw:object xlink:href="./Object 2" xlink:type="simple" xlink:show="embed" xlink:actuate="onLoad"/><draw:image xlink:href="./ObjectReplacements/Object 2" xlink:type="simple" xlink:show="embed" xlink:actuate="onLoad"/></draw:frame></text:span><text:span text:style-name="T14"><text:s/>erhalten.</text:span></text:p>
      <text:p text:style-name="P25"><text:span text:style-name="T1">Bei der Tiefensuche muss prinzipiell nur der aktuell </text:span><text:span text:style-name="T22">betrachtete</text:span><text:span text:style-name="T1"> Pfad gespeichert werden. Dies wird mit Hilfe eines Stacks realisiert, da dieser das Hinzufügen, als auch das Entfernen des zuletzt hinzugefügten Knoten, in konstanter Laufzeit erlaubt. Zusätzlich wird ein Boolean-Array verwendet, um in konstanter Zeit überprüfen zu können, ob ein Knoten schon im aktuellen Pfad enthalten ist, </text:span><text:span text:style-name="T23">was zur Implementierung des „</text:span><text:span text:style-name="T26">F</text:span><text:span text:style-name="T23">ast-</text:span><text:span text:style-name="T26">F</text:span><text:span text:style-name="T23">ailure“ Systems benötigt wird</text:span><text:span text:style-name="T1">. Als </text:span><text:span text:style-name="T24">l</text:span><text:span text:style-name="T1">etztes ist ein zweidimensionale</text:span><text:span text:style-name="T25">s</text:span><text:span text:style-name="T1"> Double-Array zu nennen, welches lediglich als Cache für bereits berechnete Winkel dient. </text:span><text:span text:style-name="T15">Normalerweise würde man den Winkel mit Hilfe des Arcustangens </text:span><text:span text:style-name="T25">des Anstiegs</text:span><text:span text:style-name="T15"> berechnen. Bei näherer Betrachtung fällt allerdings auf, dass der Betrag des Anstiegs (Quotient aus x- und y-Differenz) </text:span><text:span text:style-name="T25">schon</text:span><text:span text:style-name="T15"> ausreicht, um Abbiegungen erkennen zu können. Dadurch wird wiederum viel Laufzeit eingespart, da die Berechnung des Arcustangens relativ rechenaufwendig ist.</text:span></text:p>
      <text:p text:style-name="P26"><text:span text:style-name="T15">A</text:span><text:span text:style-name="T1">lles in allem setzt sich die Laufzeit aus dem Dijkstra-Algorithmus und der DFS zusammen, wobei die Laufzeit der DFS schlechter ist und der gesamte Algorithmus eine Laufzeit von </text:span><text:span text:style-name="T1"><draw:frame draw:style-name="fr3" draw:name="Objekt9" text:anchor-type="as-char" svg:width="1.439cm" svg:height="0.58cm" draw:z-index="8"><draw:object xlink:href="./Object 9" xlink:type="simple" xlink:show="embed" xlink:actuate="onLoad"/><draw:image xlink:href="./ObjectReplacements/Object 9" xlink:type="simple" xlink:show="embed" xlink:actuate="onLoad"/></draw:frame></text:span><text:span text:style-name="T30">aufweist.</text:span></text:p>
      <text:h text:style-name="P27" text:outline-level="1"><text:bookmark-start text:name="__RefHeading___Toc109_1452926801"/>Beispiele<text:bookmark-end text:name="__RefHeading___Toc109_1452926801"/></text:h>
      <text:p text:style-name="P11">Die folgenden Beispiele sind der BwInf-Webseite entnommen:</text:p>
      <table:table table:name="Tabelle1" table:style-name="Tabelle1">
        <table:table-column table:style-name="Tabelle1.A" table:number-columns-repeated="3"/>
        <table:table-column table:style-name="Tabelle1.D"/>
        <table:table-row>
          <table:table-cell table:style-name="Tabelle1.A1" table:number-columns-spanned="4" office:value-type="string">
            <text:p text:style-name="P16"><text:span text:style-name="T16">Beispiel 1: </text:span><text:span text:style-name="T1">Abbiegen0</text:span></text:p>
          </table:table-cell>
          <table:covered-table-cell/>
          <table:covered-table-cell/>
          <table:covered-table-cell/>
        </table:table-row>
        <table:table-row>
          <table:table-cell table:style-name="Tabelle1.A2" office:value-type="string">
            <text:p text:style-name="P15">10%</text:p>
          </table:table-cell>
          <table:table-cell table:style-name="Tabelle1.A2" office:value-type="string">
            <text:p text:style-name="P15">15%</text:p>
          </table:table-cell>
          <table:table-cell table:style-name="Tabelle1.A2" office:value-type="string">
            <text:p text:style-name="P15">30%</text:p>
          </table:table-cell>
          <table:table-cell table:style-name="Tabelle1.D2" office:value-type="string">
            <text:p text:style-name="P20">100%</text:p>
          </table:table-cell>
        </table:table-row>
        <table:table-row>
          <table:table-cell table:style-name="Tabelle1.A2" office:value-type="string">
            <text:p text:style-name="P17">---DIJKSTRA---</text:p>
            <text:p text:style-name="P17">Länge: 5.8284</text:p>
            <text:p text:style-name="P17">Maximale Weglänge: 6.4112 (+10.0%)</text:p>
            <text:p text:style-name="P17">Pfad: 0 2 5 7 9 1 </text:p>
            <text:p text:style-name="P17">---TIEFENSUCHE---</text:p>
            <text:p text:style-name="P17">Abbiegevorgänge: 3</text:p>
            <text:p text:style-name="P17">Weglänge: 5.8284 <text:soft-page-break/>(+0.0%)</text:p>
            <text:p text:style-name="P17">Pfad: 0 2 5 7 9 1 </text:p>
            <text:p text:style-name="P17"/>
            <text:p text:style-name="P15">siehe Abb. <text:span text:style-name="T31">0.1</text:span><text:span text:style-name="T39">*</text:span></text:p>
          </table:table-cell>
          <table:table-cell table:style-name="Tabelle1.A2" office:value-type="string">
            <text:p text:style-name="Table_20_Contents">---DIJKSTRA---</text:p>
            <text:p text:style-name="Table_20_Contents">Länge: 5.8284</text:p>
            <text:p text:style-name="Table_20_Contents">Maximale Weglänge: 6.7026 (+15.0%)</text:p>
            <text:p text:style-name="Table_20_Contents">Pfad: 0 2 5 7 9 1 </text:p>
            <text:p text:style-name="Table_20_Contents">---TIEFENSUCHE---</text:p>
            <text:p text:style-name="Table_20_Contents">Abbiegevorgänge: 2</text:p>
            <text:p text:style-name="Table_20_Contents">Weglänge: 6.4142 <text:soft-page-break/>(+10.05%)</text:p>
            <text:p text:style-name="Table_20_Contents">Pfad: 0 2 3 6 8 9 1 </text:p>
            <text:p text:style-name="Table_20_Contents"/>
            <text:p text:style-name="P15">siehe Abb. 0.2*</text:p>
          </table:table-cell>
          <table:table-cell table:style-name="Tabelle1.A2" office:value-type="string">
            <text:p text:style-name="P17">---DIJKSTRA---</text:p>
            <text:p text:style-name="P17">Länge: 5.8284</text:p>
            <text:p text:style-name="P17">Maximale Weglänge: 7.5769 (+30.0%)</text:p>
            <text:p text:style-name="P17">Pfad: 0 2 5 7 9 1 </text:p>
            <text:p text:style-name="P17">---TIEFENSUCHE---</text:p>
            <text:p text:style-name="P17">Abbiegevorgänge: 1</text:p>
            <text:p text:style-name="P17">Weglänge: 7.0 (+20.1%)</text:p>
            <text:p text:style-name="P17"><text:soft-page-break/>Pfad: 0 2 3 4 6 8 9 1 </text:p>
            <text:p text:style-name="P17"/>
            <text:p text:style-name="P15">siehe Abb. 0.3*</text:p>
          </table:table-cell>
          <table:table-cell table:style-name="Tabelle1.D2" office:value-type="string">
            <text:p text:style-name="P17">---DIJKSTRA---</text:p>
            <text:p text:style-name="P17">Länge: 5.8284</text:p>
            <text:p text:style-name="P17">Maximale Weglänge: 11.6568 (+100.0%)</text:p>
            <text:p text:style-name="P17">Pfad: 0 2 5 7 9 1 </text:p>
            <text:p text:style-name="P17">---TIEFENSUCHE---</text:p>
            <text:p text:style-name="P17">Abbiegevorgänge: 1</text:p>
            <text:p text:style-name="P17">Weglänge: 7.0 (+20.1%)</text:p>
            <text:p text:style-name="P17"><text:soft-page-break/>Pfad: 0 2 3 4 6 8 9 1 </text:p>
            <text:p text:style-name="P17"/>
            <text:p text:style-name="P20">siehe Abb. 0.4*</text:p>
          </table:table-cell>
        </table:table-row>
        <table:table-row table:style-name="Tabelle1.4">
          <table:table-cell table:style-name="Tabelle1.A4" office:value-type="string">
            <text:p text:style-name="P15"/>
          </table:table-cell>
          <table:table-cell table:style-name="Tabelle1.A4" office:value-type="string">
            <text:p text:style-name="P15"/>
          </table:table-cell>
          <table:table-cell table:style-name="Tabelle1.A4" office:value-type="string">
            <text:p text:style-name="Table_20_Contents"/>
          </table:table-cell>
          <table:table-cell table:style-name="Tabelle1.A4" office:value-type="string">
            <text:p text:style-name="Table_20_Contents"/>
          </table:table-cell>
        </table:table-row>
        <table:table-row>
          <table:table-cell table:style-name="Tabelle1.D2" table:number-columns-spanned="4" office:value-type="string">
            <text:p text:style-name="P18"><text:span text:style-name="T35">Beispiel 2: </text:span>Abbiegen1</text:p>
          </table:table-cell>
          <table:covered-table-cell/>
          <table:covered-table-cell/>
          <table:covered-table-cell/>
        </table:table-row>
        <table:table-row>
          <table:table-cell table:style-name="Tabelle1.A2" office:value-type="string">
            <text:p text:style-name="P18">---DIJKSTRA---</text:p>
            <text:p text:style-name="P18">Länge: 17.1224</text:p>
            <text:p text:style-name="P18">Maximale Weglänge: 18.8346 (+10.0%)</text:p>
            <text:p text:style-name="P18">Pfad: 0 10 2 3 18 34 28 13 49 50 29 51 53 1 </text:p>
            <text:p text:style-name="P18">---TIEFENSUCHE---</text:p>
            <text:p text:style-name="P18">Abbiegevorgänge: 5</text:p>
            <text:p text:style-name="P18">Weglänge: 18.7147 (+9.29%)</text:p>
            <text:p text:style-name="P18">Pfad: 0 69 9 26 3 18 34 28 13 17 54 30 16 15 53 1 </text:p>
            <text:p text:style-name="P18"/>
            <text:p text:style-name="P18">siehe Abb. 1.1*</text:p>
          </table:table-cell>
          <table:table-cell table:style-name="Tabelle1.A2" office:value-type="string">
            <text:p text:style-name="Table_20_Contents">---DIJKSTRA---</text:p>
            <text:p text:style-name="Table_20_Contents">Länge: 17.1224</text:p>
            <text:p text:style-name="Table_20_Contents">Maximale Weglänge: 19.6907 (+15.0%)</text:p>
            <text:p text:style-name="Table_20_Contents">Pfad: 0 10 2 3 18 34 28 13 49 50 29 51 53 1 </text:p>
            <text:p text:style-name="Table_20_Contents">---TIEFENSUCHE---</text:p>
            <text:p text:style-name="Table_20_Contents">Abbiegevorgänge: 5</text:p>
            <text:p text:style-name="Table_20_Contents">Weglänge: 18.7147 (+9.29%)</text:p>
            <text:p text:style-name="Table_20_Contents">Pfad: 0 69 9 26 3 18 34 28 13 17 54 30 16 15 53 1 </text:p>
            <text:p text:style-name="Table_20_Contents"/>
            <text:p text:style-name="P18">siehe Abb. <text:span text:style-name="T31">1.1</text:span></text:p>
          </table:table-cell>
          <table:table-cell table:style-name="Tabelle1.A2" office:value-type="string">
            <text:p text:style-name="Table_20_Contents">---DIJKSTRA---</text:p>
            <text:p text:style-name="Table_20_Contents">Länge: 17.1224</text:p>
            <text:p text:style-name="Table_20_Contents">Maximale Weglänge: 22.2591 (+30.0%)</text:p>
            <text:p text:style-name="Table_20_Contents">Pfad: 0 10 2 3 18 34 28 13 49 50 29 51 53 1 </text:p>
            <text:p text:style-name="Table_20_Contents">---TIEFENSUCHE---</text:p>
            <text:p text:style-name="Table_20_Contents">Abbiegevorgänge: 5</text:p>
            <text:p text:style-name="Table_20_Contents">Weglänge: 18.7147 (+9.29%)</text:p>
            <text:p text:style-name="Table_20_Contents">Pfad: 0 69 9 26 3 18 34 28 13 17 54 30 16 15 53 1 </text:p>
            <text:p text:style-name="Table_20_Contents"/>
            <text:p text:style-name="P18">siehe Abb. <text:span text:style-name="T31">1.1</text:span></text:p>
          </table:table-cell>
          <table:table-cell table:style-name="Tabelle1.D2" office:value-type="string">
            <text:p text:style-name="Table_20_Contents">---DIJKSTRA---</text:p>
            <text:p text:style-name="Table_20_Contents">Länge: 17.1224</text:p>
            <text:p text:style-name="Table_20_Contents">Maximale Weglänge: 34.2448 (+100.0%)</text:p>
            <text:p text:style-name="Table_20_Contents">Pfad: 0 10 2 3 18 34 28 13 49 50 29 51 53 1 </text:p>
            <text:p text:style-name="Table_20_Contents">---TIEFENSUCHE---</text:p>
            <text:p text:style-name="Table_20_Contents">Abbiegevorgänge: 5</text:p>
            <text:p text:style-name="Table_20_Contents">Weglänge: 18.7147 (+9.29%)</text:p>
            <text:p text:style-name="Table_20_Contents">Pfad: 0 69 9 26 3 18 34 28 13 17 54 30 16 15 53 1 </text:p>
            <text:p text:style-name="Table_20_Contents"/>
            <text:p text:style-name="P20">siehe Abb. 1.<text:span text:style-name="T33">1</text:span></text:p>
          </table:table-cell>
        </table:table-row>
        <table:table-row>
          <table:table-cell table:style-name="Tabelle1.A4" office:value-type="string">
            <text:p text:style-name="Table_20_Contents"/>
          </table:table-cell>
          <table:table-cell table:style-name="Tabelle1.A4" office:value-type="string">
            <text:p text:style-name="Table_20_Contents"/>
          </table:table-cell>
          <table:table-cell table:style-name="Tabelle1.A4" office:value-type="string">
            <text:p text:style-name="Table_20_Contents"/>
          </table:table-cell>
          <table:table-cell table:style-name="Tabelle1.A4" office:value-type="string">
            <text:p text:style-name="Table_20_Contents"/>
          </table:table-cell>
        </table:table-row>
        <table:table-row>
          <table:table-cell table:style-name="Tabelle1.D2" table:number-columns-spanned="4" office:value-type="string">
            <text:p text:style-name="P19"><text:span text:style-name="T35">Beispiel 3: </text:span>Abbiegen2</text:p>
          </table:table-cell>
          <table:covered-table-cell/>
          <table:covered-table-cell/>
          <table:covered-table-cell/>
        </table:table-row>
        <table:table-row>
          <table:table-cell table:style-name="Tabelle1.A2" office:value-type="string">
            <text:p text:style-name="Table_20_Contents">---DIJKSTRA---</text:p>
            <text:p text:style-name="Table_20_Contents">Länge: 10.8863</text:p>
            <text:p text:style-name="Table_20_Contents">Maximale Weglänge: 11.9749 (+10.0%)</text:p>
            <text:p text:style-name="Table_20_Contents">Pfad: 0 23 2 3 18 14 43 56 1 </text:p>
            <text:p text:style-name="Table_20_Contents">---TIEFENSUCHE---</text:p>
            <text:p text:style-name="Table_20_Contents">Abbiegevorgänge: 4</text:p>
            <text:p text:style-name="Table_20_Contents">Weglänge: 11.0644 (+1.63%)</text:p>
            <text:p text:style-name="Table_20_Contents">Pfad: 0 23 22 3 18 27 31 43 56 1 </text:p>
            <text:p text:style-name="Table_20_Contents"/>
            <text:p text:style-name="P20">siehe Abb. 2.1*</text:p>
          </table:table-cell>
          <table:table-cell table:style-name="Tabelle1.A2" office:value-type="string">
            <text:p text:style-name="Table_20_Contents">---DIJKSTRA---</text:p>
            <text:p text:style-name="Table_20_Contents">Länge: 10.8863</text:p>
            <text:p text:style-name="Table_20_Contents">Maximale Weglänge: 12.5193 (+15.0%)</text:p>
            <text:p text:style-name="Table_20_Contents">Pfad: 0 23 2 3 18 14 43 56 1 </text:p>
            <text:p text:style-name="Table_20_Contents">---TIEFENSUCHE---</text:p>
            <text:p text:style-name="Table_20_Contents">Abbiegevorgänge: 4</text:p>
            <text:p text:style-name="Table_20_Contents">Weglänge: 11.0644 (+1.63%)</text:p>
            <text:p text:style-name="Table_20_Contents">Pfad: 0 23 22 3 18 27 31 43 56 1 </text:p>
            <text:p text:style-name="Table_20_Contents"/>
            <text:p text:style-name="P20">siehe Abb. 2.<text:span text:style-name="T32">1</text:span></text:p>
          </table:table-cell>
          <table:table-cell table:style-name="Tabelle1.A2" office:value-type="string">
            <text:p text:style-name="Table_20_Contents">---DIJKSTRA---</text:p>
            <text:p text:style-name="Table_20_Contents">Länge: 10.8863</text:p>
            <text:p text:style-name="Table_20_Contents">Maximale Weglänge: 14.1522 (+30.0%)</text:p>
            <text:p text:style-name="Table_20_Contents">Pfad: 0 23 2 3 18 14 43 56 1 </text:p>
            <text:p text:style-name="Table_20_Contents">---TIEFENSUCHE---</text:p>
            <text:p text:style-name="Table_20_Contents">Abbiegevorgänge: 4</text:p>
            <text:p text:style-name="Table_20_Contents">Weglänge: 11.0644 (+1.63%)</text:p>
            <text:p text:style-name="Table_20_Contents">Pfad: 0 23 22 3 18 27 31 43 56 1 </text:p>
            <text:p text:style-name="Table_20_Contents"/>
            <text:p text:style-name="P20">siehe Abb. 2.<text:span text:style-name="T32">1</text:span></text:p>
          </table:table-cell>
          <table:table-cell table:style-name="Tabelle1.D2" office:value-type="string">
            <text:p text:style-name="Table_20_Contents">---DIJKSTRA---</text:p>
            <text:p text:style-name="Table_20_Contents">Länge: 10.8863</text:p>
            <text:p text:style-name="Table_20_Contents">Maximale Weglänge: 21.7726 (+100.0%)</text:p>
            <text:p text:style-name="Table_20_Contents">Pfad: 0 23 2 3 18 14 43 56 1 </text:p>
            <text:p text:style-name="Table_20_Contents">---TIEFENSUCHE---</text:p>
            <text:p text:style-name="Table_20_Contents">Abbiegevorgänge: 3</text:p>
            <text:p text:style-name="Table_20_Contents">Weglänge: 15.9442 (+46.46%)</text:p>
            <text:p text:style-name="Table_20_Contents">Pfad: 0 9 77 60 47 32 36 39 74 51 56 1 </text:p>
            <text:p text:style-name="Table_20_Contents"/>
            <text:p text:style-name="P20">siehe Abb. 2.<text:span text:style-name="T34">2*</text:span></text:p>
          </table:table-cell>
        </table:table-row>
        <table:table-row>
          <table:table-cell table:style-name="Tabelle1.A4" office:value-type="string">
            <text:p text:style-name="Table_20_Contents"/>
          </table:table-cell>
          <table:table-cell table:style-name="Tabelle1.A4" office:value-type="string">
            <text:p text:style-name="Table_20_Contents"/>
          </table:table-cell>
          <table:table-cell table:style-name="Tabelle1.A4" office:value-type="string">
            <text:p text:style-name="Table_20_Contents"/>
          </table:table-cell>
          <table:table-cell table:style-name="Tabelle1.A4" office:value-type="string">
            <text:p text:style-name="Table_20_Contents"/>
          </table:table-cell>
        </table:table-row>
        <table:table-row>
          <table:table-cell table:style-name="Tabelle1.D2" table:number-columns-spanned="4" office:value-type="string">
            <text:p text:style-name="P19"><text:span text:style-name="T35">Beispiel 4: </text:span>Abbiegen3</text:p>
          </table:table-cell>
          <table:covered-table-cell/>
          <table:covered-table-cell/>
          <table:covered-table-cell/>
        </table:table-row>
        <table:table-row>
          <table:table-cell table:style-name="Tabelle1.A2" office:value-type="string">
            <text:p text:style-name="Table_20_Contents">---DIJKSTRA---</text:p>
            <text:p text:style-name="Table_20_Contents">Länge: 17.1224</text:p>
            <text:p text:style-name="Table_20_Contents">Maximale Weglänge: 18.8346 (+10.0%)</text:p>
            <text:p text:style-name="Table_20_Contents">Pfad: 0 9 2 3 17 32 25 12 18 43 26 49 51 1 </text:p>
            <text:p text:style-name="Table_20_Contents">---TIEFENSUCHE---</text:p>
            <text:p text:style-name="Table_20_Contents">Abbiegevorgänge: 4</text:p>
            <text:p text:style-name="Table_20_Contents">Weglänge: 17.8863 (+4.46%)</text:p>
            <text:p text:style-name="Table_20_Contents">Pfad: 0 56 8 23 3 17 32 25 13 16 52 27 15 14 51 1 </text:p>
            <text:p text:style-name="Table_20_Contents"/>
            <text:p text:style-name="P20">siehe Abb. 3.1*</text:p>
          </table:table-cell>
          <table:table-cell table:style-name="Tabelle1.A2" office:value-type="string">
            <text:p text:style-name="Table_20_Contents">---DIJKSTRA---</text:p>
            <text:p text:style-name="Table_20_Contents">Länge: 17.1224</text:p>
            <text:p text:style-name="Table_20_Contents">Maximale Weglänge: 19.6907 (+15.0%)</text:p>
            <text:p text:style-name="Table_20_Contents">Pfad: 0 9 2 3 17 32 25 12 18 43 26 49 51 1 </text:p>
            <text:p text:style-name="Table_20_Contents">---TIEFENSUCHE---</text:p>
            <text:p text:style-name="Table_20_Contents">Abbiegevorgänge: 4</text:p>
            <text:p text:style-name="Table_20_Contents">Weglänge: 17.8863 (+4.46%)</text:p>
            <text:p text:style-name="Table_20_Contents">Pfad: 0 56 8 23 3 17 32 25 13 16 52 27 15 14 51 1 </text:p>
            <text:p text:style-name="Table_20_Contents"/>
            <text:p text:style-name="P20">siehe Abb. 3.<text:span text:style-name="T32">1</text:span></text:p>
          </table:table-cell>
          <table:table-cell table:style-name="Tabelle1.A2" office:value-type="string">
            <text:p text:style-name="Table_20_Contents">---DIJKSTRA---</text:p>
            <text:p text:style-name="Table_20_Contents">Länge: 17.1224</text:p>
            <text:p text:style-name="Table_20_Contents">Maximale Weglänge: 22.2591 (+30.0%)</text:p>
            <text:p text:style-name="Table_20_Contents">Pfad: 0 9 2 3 17 32 25 12 18 43 26 49 51 1 </text:p>
            <text:p text:style-name="Table_20_Contents">---TIEFENSUCHE---</text:p>
            <text:p text:style-name="Table_20_Contents">Abbiegevorgänge: 4</text:p>
            <text:p text:style-name="Table_20_Contents">Weglänge: 17.8863 (+4.46%)</text:p>
            <text:p text:style-name="Table_20_Contents">Pfad: 0 56 8 23 3 17 32 25 13 16 52 27 15 14 51 1 </text:p>
            <text:p text:style-name="Table_20_Contents"/>
            <text:p text:style-name="P20">siehe Abb. 3.<text:span text:style-name="T32">1</text:span></text:p>
          </table:table-cell>
          <table:table-cell table:style-name="Tabelle1.D2" office:value-type="string">
            <text:p text:style-name="Table_20_Contents">---DIJKSTRA---</text:p>
            <text:p text:style-name="Table_20_Contents">Länge: 17.1224</text:p>
            <text:p text:style-name="Table_20_Contents">Maximale Weglänge: 34.2448 (+100.0%)</text:p>
            <text:p text:style-name="Table_20_Contents">Pfad: 0 9 2 3 17 32 25 12 18 43 26 49 51 1 </text:p>
            <text:p text:style-name="Table_20_Contents">---TIEFENSUCHE---</text:p>
            <text:p text:style-name="Table_20_Contents">Abbiegevorgänge: 4</text:p>
            <text:p text:style-name="Table_20_Contents">Weglänge: 17.8863 (+4.46%)</text:p>
            <text:p text:style-name="P21">Pfad: 0 56 8 23 3 17 32 25 13 16 52 27 15 14 51 1</text:p>
            <text:p text:style-name="P21"/>
            <text:p text:style-name="P20">siehe Abb. 3.1</text:p>
          </table:table-cell>
        </table:table-row>
      </table:table>
      <text:p text:style-name="P13">In Beispiel 1 wird sehr deutlich, welche Auswirkung die Veränderung des Parameters der maximalen Verlängerung hat, da bei den ersten drei Varianten jeweils ein anderer Weg mit weniger Abbiegungen gewählt <text:soft-page-break/>werden kann. Dies ist in den Beispielen 2-4 anders, da sich dort keine Veränderung zeigt. Lediglich bei Beispiel 3 bei der Verlängerung um maximal 100% ergibt sich ein Weg mit weniger Abbiegungen.</text:p>
      <table:table table:name="Tabelle2" table:style-name="Tabelle2">
        <table:table-column table:style-name="Tabelle2.A"/>
        <table:table-row>
          <table:table-cell table:style-name="Tabelle2.A1" office:value-type="string">
            <text:p text:style-name="P22">Beispiel 5: Abbiegen4</text:p>
          </table:table-cell>
        </table:table-row>
        <table:table-row table:style-name="Tabelle2.2">
          <table:table-cell table:style-name="Tabelle2.A2" office:value-type="string">
            <text:p text:style-name="Table_20_Contents">---DIJKSTRA---</text:p>
            <text:p text:style-name="Table_20_Contents">Länge: 2.0</text:p>
            <text:p text:style-name="Table_20_Contents">Maximale Weglänge: 2.2 (+10.0%)</text:p>
            <text:p text:style-name="Table_20_Contents">Pfad: 0 8 1 </text:p>
            <text:p text:style-name="Table_20_Contents">---TIEFENSUCHE---</text:p>
            <text:p text:style-name="Table_20_Contents">Abbiegevorgänge: 0</text:p>
            <text:p text:style-name="Table_20_Contents">Weglänge: 2.0 (+0.0%)</text:p>
            <text:p text:style-name="Table_20_Contents">Pfad: 0 8 1 </text:p>
            <text:p text:style-name="Table_20_Contents"/>
            <text:p text:style-name="P23">siehe Abb. 4.1*</text:p>
          </table:table-cell>
        </table:table-row>
      </table:table>
      <text:p text:style-name="P14">Obiges Beispiel ist ein selbst erstelltes Beispiel und verdeutlicht den Edge-Case, der <text:span text:style-name="T41">bei der Lösungsidee schon beschrieben wurde. Hier ist ein dichter Graph gegeben, bei dem erst der letzte betrachtete Pfad der optimale und sogar einzig mögliche ist. Dies liegt hauptsächlich an der Reihenfolge der Kanten, wobei die Kante von (0,0) zu (0,1) als letzte der Adjazenzliste hinzugefügt wird. Wie bereits gesagt könnte dieses Problem durch Festlegen des zuvor berechneten Dijkstra-Pfads als Grundlage umgangen werden, wobei auch hier einige unnötige Pfade betrachtet werden.</text:span></text:p>
      <text:p text:style-name="P12"><text:span text:style-name="T38">* </text:span><text:span text:style-name="T40"><text:s/>d</text:span>ie Abbildungen befinden sich im Ordner „Abbiegen_Abb“</text:p>
      <text:h text:style-name="Heading_20_1" text:outline-level="1"><text:bookmark-start text:name="__RefHeading___Toc5400_3254696544"/>Quellcode<text:bookmark-end text:name="__RefHeading___Toc5400_3254696544"/></text:h>
      <text:p text:style-name="Code">public class Abbiegen {</text:p>
      <text:p text:style-name="Code"/>
      <text:p text:style-name="Code"><text:s text:c="4"/>// General</text:p>
      <text:p text:style-name="Code"><text:s text:c="4"/>public static double extension = -<text:span text:style-name="T36">1</text:span>;</text:p>
      <text:p text:style-name="Code"><text:s text:c="4"/>public static int startNode;</text:p>
      <text:p text:style-name="Code"><text:s text:c="4"/>public static int endNode;</text:p>
      <text:p text:style-name="Code"><text:s text:c="4"/>public static List&lt;PointInt&gt; nodes = new ArrayList&lt;&gt;();</text:p>
      <text:p text:style-name="Code"><text:s text:c="4"/>private static Map&lt;String, Integer&gt; coordsToNodeIdx = new HashMap&lt;&gt;();</text:p>
      <text:p text:style-name="Code"><text:s text:c="4"/>// node id -&gt; node id, length</text:p>
      <text:p text:style-name="Code"><text:s text:c="4"/>public static List&lt;List&lt;Pair&lt;Integer, Double&gt;&gt;&gt; streets = new ArrayList&lt;&gt;();</text:p>
      <text:p text:style-name="Code"><text:s text:c="4"/>// Dijkstra</text:p>
      <text:p text:style-name="Code"><text:s text:c="4"/>public static List&lt;Integer&gt; shortestPath;</text:p>
      <text:p text:style-name="Code"><text:s text:c="4"/>public static double shortestPathLen;</text:p>
      <text:p text:style-name="Code"><text:s text:c="4"/>public static double maxPathLen;</text:p>
      <text:p text:style-name="Code"><text:s text:c="4"/>// DFS</text:p>
      <text:p text:style-name="Code"><text:s text:c="4"/>public static int minTurns = Integer.MAX_VALUE;</text:p>
      <text:p text:style-name="Code"><text:s text:c="4"/>public static double minTurnDist = Double.MAX_VALUE;</text:p>
      <text:p text:style-name="Code"><text:s text:c="4"/>public static ArrayList&lt;Integer&gt; turnPath;</text:p>
      <text:p text:style-name="Code"/>
      <text:p text:style-name="Code"><text:s text:c="4"/>public static void main(String[] args) {</text:p>
      <text:p text:style-name="Code"><text:s text:c="8"/>// <text:span text:style-name="T36">read extension and input file ...</text:span></text:p>
      <text:p text:style-name="Code"/>
      <text:p text:style-name="Code"><text:s text:c="8"/>// execute algorithm</text:p>
      <text:p text:style-name="Code"><text:s text:c="8"/>executeAlgorithm();</text:p>
      <text:p text:style-name="Code"/>
      <text:p text:style-name="Code"><text:s text:c="4"/>private static void executeAlgorithm() {</text:p>
      <text:p text:style-name="Code"><text:s text:c="8"/>// Dijkstra</text:p>
      <text:p text:style-name="Code"><text:s text:c="8"/>Pair&lt;Double, List&lt;Integer&gt;&gt; shortestPathPair = Dijkstra.dijkstra(nodes, streets, 0, 1);</text:p>
      <text:p text:style-name="Code"><text:s text:c="8"/>shortestPathLen = shortestPathPair.getKey();</text:p>
      <text:p text:style-name="Code"><text:s text:c="8"/>shortestPath = shortestPathPair.getValue();</text:p>
      <text:p text:style-name="Code"><text:s text:c="8"/>maxPathLen = shortestPathLen * (100 + extension) / 100;</text:p>
      <text:p text:style-name="Code"><text:s text:c="8"/>// DFS</text:p>
      <text:p text:style-name="Code"><text:s text:c="8"/>DFS.setup(streets);</text:p>
      <text:p text:style-name="Code"><text:soft-page-break/><text:s text:c="8"/>DFS.dfs(streets, 0, 1, 0, 0, -1);</text:p>
      <text:p text:style-name="Code"><text:s text:c="4"/>}</text:p>
      <text:p text:style-name="Code"/>
      <text:p text:style-name="Code"><text:s text:c="4"/>private static void readFileData(String fileName) {</text:p>
      <text:p text:style-name="Code"><text:s text:c="8"/>// <text:span text:style-name="T36">read street count, start node, end node …</text:span></text:p>
      <text:p text:style-name="Code"><text:s text:c="8"/>// <text:span text:style-name="T36">when handling a street:</text:span></text:p>
      <text:p text:style-name="Code"><text:s text:c="8"/>int xDif = Math.abs(nodes.get(u).getX() - nodes.get(v).getX());</text:p>
      <text:p text:style-name="Code"><text:s text:c="8"/>int yDif = Math.abs(nodes.get(u).getY() - nodes.get(v).getY());</text:p>
      <text:p text:style-name="Code"><text:s text:c="8"/>double len = Math.sqrt(Math.pow(xDif, 2.0D) + Math.pow(yDif, 2.0D));</text:p>
      <text:p text:style-name="Code"><text:s text:c="8"/>streets.get(u).add(new Pair&lt;&gt;(v, len));</text:p>
      <text:p text:style-name="Code"><text:s text:c="8"/>streets.get(v).add(new Pair&lt;&gt;(u, len));</text:p>
      <text:p text:style-name="Code"><text:s text:c="4"/>}</text:p>
      <text:p text:style-name="Code"/>
      <text:p text:style-name="Code"><text:s text:c="4"/>private static int getNode(String coords) {</text:p>
      <text:p text:style-name="Code"><text:s text:c="8"/>if (coordsToNodeIdx.get(coords) != null) {</text:p>
      <text:p text:style-name="Code"><text:s text:c="12"/>return coordsToNodeIdx.get(coords);</text:p>
      <text:p text:style-name="Code"><text:s text:c="8"/>}</text:p>
      <text:p text:style-name="Code"><text:s text:c="8"/>String[] commaSplit = coords.split(",");</text:p>
      <text:p text:style-name="Code"><text:s text:c="8"/>int x = asInt(commaSplit[0].substring(1), 0);</text:p>
      <text:p text:style-name="Code"><text:s text:c="8"/>int y = asInt(commaSplit[1].substring(0, commaSplit[1].length() - 1), 0);</text:p>
      <text:p text:style-name="Code"><text:s text:c="8"/>nodes.add(new PointInt(x, y));</text:p>
      <text:p text:style-name="Code"><text:s text:c="8"/>coordsToNodeIdx.put(coords, nodes.size() - 1);</text:p>
      <text:p text:style-name="Code"><text:s text:c="8"/>return nodes.size() - 1;</text:p>
      <text:p text:style-name="Code"><text:s text:c="4"/>}</text:p>
      <text:p text:style-name="Code">}</text:p>
      <text:p text:style-name="Code"/>
      <text:p text:style-name="Code">public class Dijkstra {</text:p>
      <text:p text:style-name="Code"/>
      <text:p text:style-name="Code"><text:s text:c="4"/>public static Pair&lt;Double, List&lt;Integer&gt;&gt; dijkstra(List&lt;PointInt&gt; nodes, List&lt;List&lt;Pair&lt;Integer, Double&gt;&gt;&gt; graph, int start, int end) {</text:p>
      <text:p text:style-name="Code"><text:s text:c="8"/>List&lt;Double&gt; dist = new ArrayList&lt;&gt;(nodes.size());</text:p>
      <text:p text:style-name="Code"><text:s text:c="8"/>List&lt;Integer&gt; pred = new ArrayList&lt;&gt;(nodes.size());</text:p>
      <text:p text:style-name="Code"><text:s text:c="8"/>for (int i = 0; i &lt; nodes.size(); i++) {</text:p>
      <text:p text:style-name="Code"><text:s text:c="12"/>dist.add(Integer.MAX_VALUE + 0.0);</text:p>
      <text:p text:style-name="Code"><text:s text:c="12"/>pred.add(-1);</text:p>
      <text:p text:style-name="Code"><text:s text:c="8"/>}</text:p>
      <text:p text:style-name="Code"><text:s text:c="8"/>dist.set(start, 0.0D);</text:p>
      <text:p text:style-name="Code"><text:s text:c="8"/>pred.set(start, -1);</text:p>
      <text:p text:style-name="Code"/>
      <text:p text:style-name="Code"><text:s text:c="8"/>PriorityQueue&lt;Pair&lt;Double, Integer&gt;&gt; pq = new PriorityQueue&lt;&gt;((p1, p2) -&gt; p1.getKey() &gt; p2.getKey() ? 1 : -1);</text:p>
      <text:p text:style-name="Code"><text:s text:c="8"/>pq.add(new Pair&lt;&gt;(0.0D, start));</text:p>
      <text:p text:style-name="Code"><text:s text:c="8"/>while (!pq.isEmpty()) {</text:p>
      <text:p text:style-name="Code"><text:s text:c="12"/>int u = pq.peek().getValue();</text:p>
      <text:p text:style-name="Code"><text:s text:c="12"/>double uDist = pq.poll().getKey();</text:p>
      <text:p text:style-name="Code"><text:s text:c="12"/>if (dist.get(u) != uDist) {</text:p>
      <text:p text:style-name="Code"><text:s text:c="16"/>continue;</text:p>
      <text:p text:style-name="Code"><text:s text:c="12"/>}</text:p>
      <text:p text:style-name="Code"><text:s text:c="12"/>for (Pair&lt;Integer, Double&gt; edge : graph.get(u)) {</text:p>
      <text:p text:style-name="Code"><text:s text:c="16"/>int v = edge.getKey();</text:p>
      <text:p text:style-name="Code"><text:s text:c="16"/>double w = edge.getValue();</text:p>
      <text:p text:style-name="Code"><text:s text:c="16"/>if (uDist + w &lt; dist.get(v)) {</text:p>
      <text:p text:style-name="Code"><text:s text:c="20"/>dist.set(v, uDist + w);</text:p>
      <text:p text:style-name="Code"><text:s text:c="20"/>pred.set(v, u);</text:p>
      <text:p text:style-name="Code"><text:s text:c="20"/>pq.add(new Pair&lt;&gt;(uDist + w, v));</text:p>
      <text:p text:style-name="Code"><text:s text:c="16"/>}</text:p>
      <text:p text:style-name="Code"><text:soft-page-break/><text:s text:c="12"/>}</text:p>
      <text:p text:style-name="Code"><text:s text:c="8"/>}</text:p>
      <text:p text:style-name="Code"><text:s text:c="8"/>List&lt;Integer&gt; path = constructPath(pred, start, end);</text:p>
      <text:p text:style-name="Code"><text:s text:c="8"/>return new Pair&lt;&gt;(dist.get(end), path);</text:p>
      <text:p text:style-name="Code"><text:s text:c="4"/>}</text:p>
      <text:p text:style-name="Code"/>
      <text:p text:style-name="Code"><text:s text:c="4"/>private static List&lt;Integer&gt; constructPath(List&lt;Integer&gt; pred, int start, int end) {</text:p>
      <text:p text:style-name="Code"><text:s text:c="8"/>List&lt;Integer&gt; path = new ArrayList&lt;&gt;();</text:p>
      <text:p text:style-name="Code"><text:s text:c="8"/>int cur = end;</text:p>
      <text:p text:style-name="Code"><text:s text:c="8"/>while (cur != start) {</text:p>
      <text:p text:style-name="Code"><text:s text:c="12"/>path.add(cur);</text:p>
      <text:p text:style-name="Code"><text:s text:c="12"/>cur = pred.get(cur);</text:p>
      <text:p text:style-name="Code"><text:s text:c="8"/>}</text:p>
      <text:p text:style-name="Code"><text:s text:c="8"/>path.add(start);</text:p>
      <text:p text:style-name="Code"><text:s text:c="8"/>Collections.reverse(path);</text:p>
      <text:p text:style-name="Code"><text:s text:c="8"/>return path;</text:p>
      <text:p text:style-name="Code"><text:s text:c="4"/>}</text:p>
      <text:p text:style-name="Code">}</text:p>
      <text:p text:style-name="Code"/>
      <text:p text:style-name="Code">public class DFS {</text:p>
      <text:p text:style-name="Code"/>
      <text:p text:style-name="Code"><text:s text:c="4"/>private static double[][] angles;</text:p>
      <text:p text:style-name="Code"><text:s text:c="4"/>private static Stack&lt;Integer&gt; path;</text:p>
      <text:p text:style-name="Code"><text:s text:c="4"/>private static boolean[] inStack;</text:p>
      <text:p text:style-name="Code"/>
      <text:p text:style-name="Code"><text:s text:c="4"/>public static void setup(List&lt;List&lt;Pair&lt;Integer, Double&gt;&gt;&gt; graph) {</text:p>
      <text:p text:style-name="Code"><text:s text:c="8"/>int n = graph.size();</text:p>
      <text:p text:style-name="Code"><text:s text:c="8"/>angles = new double[n][n];</text:p>
      <text:p text:style-name="Code"><text:s text:c="8"/>for (int i = 0; i &lt; n; i++) {</text:p>
      <text:p text:style-name="Code"><text:s text:c="12"/>for (int j = 0; j &lt; n; j++) {</text:p>
      <text:p text:style-name="Code"><text:s text:c="16"/>angles[i][j] = 90;</text:p>
      <text:p text:style-name="Code"><text:s text:c="12"/>}</text:p>
      <text:p text:style-name="Code"><text:s text:c="8"/>}</text:p>
      <text:p text:style-name="Code"><text:s text:c="8"/>path = new Stack&lt;&gt;();</text:p>
      <text:p text:style-name="Code"><text:s text:c="8"/>inStack = new boolean[n];</text:p>
      <text:p text:style-name="Code"><text:s text:c="4"/>}</text:p>
      <text:p text:style-name="Code"/>
      <text:p text:style-name="Code"><text:s text:c="4"/>public static void dfs(List&lt;List&lt;Pair&lt;Integer, Double&gt;&gt;&gt; graph, int curNode, int targetNode, int turns, double wayLen, double lastAngle) {</text:p>
      <text:p text:style-name="Code"><text:s text:c="8"/>path.push(curNode);</text:p>
      <text:p text:style-name="Code"><text:s text:c="8"/>inStack[curNode] = true;</text:p>
      <text:p text:style-name="Code"><text:s text:c="8"/>if (curNode == targetNode) {</text:p>
      <text:p text:style-name="Code"><text:s text:c="12"/>Abbiegen.minTurns = turns;</text:p>
      <text:p text:style-name="Code"><text:s text:c="12"/>Abbiegen.minTurnDist = wayLen;</text:p>
      <text:p text:style-name="Code"><text:s text:c="12"/>Abbiegen.turnPath = new ArrayList&lt;&gt;(path);</text:p>
      <text:p text:style-name="Code"><text:s text:c="12"/>path.pop();</text:p>
      <text:p text:style-name="Code"><text:s text:c="12"/>inStack[curNode] = false;</text:p>
      <text:p text:style-name="Code"><text:s text:c="12"/>return;</text:p>
      <text:p text:style-name="Code"><text:s text:c="8"/>}</text:p>
      <text:p text:style-name="Code"><text:s text:c="8"/>for (Pair&lt;Integer, Double&gt; edge : graph.get(curNode)) {</text:p>
      <text:p text:style-name="Code"><text:s text:c="12"/>int nextNode = edge.getKey();</text:p>
      <text:p text:style-name="Code"><text:s text:c="12"/>double edgeLen = edge.getValue();</text:p>
      <text:p text:style-name="Code"><text:s text:c="12"/>if (inStack[nextNode]) {</text:p>
      <text:p text:style-name="Code"><text:s text:c="16"/>continue;</text:p>
      <text:p text:style-name="Code"><text:s text:c="12"/>}</text:p>
      <text:p text:style-name="Code"><text:s text:c="12"/>double newAngle = angles[curNode][nextNode];</text:p>
      <text:p text:style-name="Code"><text:s text:c="12"/>if (newAngle == 90) {</text:p>
      <text:p text:style-name="Code"><text:soft-page-break/><text:s text:c="16"/>angles[curNode][nextNode] = Abbiegen.nodes.get(curNode).getAngleTo(Abbiegen.nodes.get(nextNode));</text:p>
      <text:p text:style-name="Code"><text:s text:c="16"/>newAngle = angles[curNode][nextNode];</text:p>
      <text:p text:style-name="Code"><text:s text:c="12"/>}</text:p>
      <text:p text:style-name="Code"><text:s text:c="12"/>int newTurns = (newAngle == lastAngle || lastAngle == -1) ? turns : turns + 1;</text:p>
      <text:p text:style-name="Code"><text:s text:c="12"/>double newWayLen = wayLen + edgeLen;</text:p>
      <text:p text:style-name="Code"><text:s text:c="12"/>if (newTurns &gt; Abbiegen.minTurns || newWayLen &gt; Abbiegen.maxPathLen ||</text:p>
      <text:p text:style-name="Code"><text:s text:c="20"/>(newTurns == Abbiegen.minTurns &amp;&amp; newWayLen &gt;= Abbiegen.minTurnDist)) {</text:p>
      <text:p text:style-name="Code"><text:s text:c="16"/>continue;</text:p>
      <text:p text:style-name="Code"><text:s text:c="12"/>}</text:p>
      <text:p text:style-name="Code"><text:s text:c="12"/>dfs(graph, nextNode, targetNode, newTurns, wayLen + edgeLen, newAngle);</text:p>
      <text:p text:style-name="Code"><text:s text:c="8"/>}</text:p>
      <text:p text:style-name="Code"><text:s text:c="8"/>path.pop();</text:p>
      <text:p text:style-name="Code"><text:s text:c="8"/>inStack[curNode] = false;</text:p>
      <text:p text:style-name="Code"><text:s text:c="4"/>}</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Drawing" style:family="paragraph" style:parent-style-name="Caption" style:class="extra"/>
    <style:style style:name="Beispiel" style:family="paragraph" style:parent-style-name="Drawing">
      <style:paragraph-properties fo:margin-top="0cm" fo:margin-bottom="0cm" loext:contextual-spacing="false" fo:line-height="0.199cm"/>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parent-style-name="Quotations" style:master-page-name="">
      <style:paragraph-properties fo:margin-top="0cm" fo:margin-bottom="0cm" loext:contextual-spacing="false" style:page-number="auto"/>
      <style:text-properties style:font-name="Liberation Mono" fo:font-family="'Liberation Mono'" style:font-style-name="Standard" style:font-family-generic="modern" style:font-pitch="fixed"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Illustration" style:family="paragraph" style:parent-style-name="Caption" style:class="extra"/>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7.938cm" style:type="center"/>
          <style:tab-stop style:position="15.753cm" style:type="right"/>
        </style:tab-stops>
      </style:paragraph-properties>
    </style:style>
    <style:style style:name="MP2" style:family="paragraph" style:parent-style-name="Header">
      <style:text-properties fo:language="de" fo:country="DE"/>
    </style:style>
    <style:style style:name="MP3" style:family="paragraph" style:parent-style-name="Header">
      <style:paragraph-properties fo:text-align="center" style:justify-single-word="false"/>
      <style:text-properties fo:language="de" fo:country="DE" officeooo:rsid="003327f1" officeooo:paragraph-rsid="003327f1"/>
    </style:style>
    <style:style style:name="MP4"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officeooo:rsid="004d7201"/>
    </style:style>
    <style:style style:name="MT2" style:family="text">
      <style:text-properties fo:language="de" fo:country="DE" officeooo:rsid="00762526"/>
    </style:style>
    <style:style style:name="MT3"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text:span text:style-name="MT1">Aufgabe </text:span><text:span text:style-name="MT2">3</text:span><text:span text:style-name="MT1">: </text:span><text:span text:style-name="MT2">Abbiegen</text:span><text:span text:style-name="MT3"><text:tab/><text:tab/></text:span><text:span text:style-name="MT1">Team-ID: 00619</text:span></text:p>
      </style:header>
      <style:footer>
        <text:p text:style-name="MP1"><text:span text:style-name="Absatz-Standardschriftart"><text:span text:style-name="MT3"><text:tab/></text:span></text:span><text:span text:style-name="Absatz-Standardschriftart"><text:span text:style-name="MT3"><text:page-number text:select-page="current">8</text:page-number></text:span></text:span><text:span text:style-name="Absatz-Standardschriftart"><text:span text:style-name="MT3">/</text:span></text:span><text:span text:style-name="Absatz-Standardschriftart"><text:span text:style-name="MT3"><text:page-count>8</text:page-count></text:span></text:span></text:p>
      </style:footer>
    </style:master-page>
    <style:master-page style:name="MPF0" style:page-layout-name="Mpm3" style:next-style-name="MP0">
      <style:header>
        <text:p text:style-name="MP2"/>
      </style:header>
      <loext:header-first>
        <text:p text:style-name="MP3"/>
      </loext:header-first>
      <style:footer>
        <text:p text:style-name="MP4"><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 loext:mime-type="image/png"/><svg:title>Barcode</svg:title></draw:frame><text:span text:style-name="MT3"><text:tab/></text:span><text:span text:style-name="Absatz-Standardschriftart"><text:span text:style-name="MT3"><text:page-number text:select-page="current">0</text:page-number></text:span></text:span><text:span text:style-name="Absatz-Standardschriftart"><text:span text:style-name="MT3"><text:tab/></text:span></text:span></text:p>
      </style:footer>
      <loext:footer-first>
        <text:p text:style-name="MP4"><text:span text:style-name="MT3"><text:tab/></text:span><text:span text:style-name="Absatz-Standardschriftart"><text:span text:style-name="MT3"><text:page-number text:select-page="current">1</text:page-number></text:span></text:span><text:span text:style-name="Absatz-Standardschriftart"><text:span text:style-name="MT3">/</text:span></text:span><text:span text:style-name="Absatz-Standardschriftart"><text:span text:style-name="MT3"><text:page-count>8</text:page-count></text:span></text:span><text:span text:style-name="Absatz-Standardschriftart"><text:span text:style-name="MT3"><text:tab/></text:span></text:span></text:p>
      </loext: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9-11-13T14:26:16.845000000</meta:creation-date>
    <meta:editing-cycles>1</meta:editing-cycles>
    <meta:editing-duration>P0D</meta:editing-duration>
    <meta:document-statistic meta:table-count="2" meta:image-count="1" meta:object-count="9" meta:page-count="8" meta:paragraph-count="333" meta:word-count="2247" meta:character-count="15850" meta:non-whitespace-character-count="12703"/>
  </office:meta>
</office:document-meta>
</file>

<file path=Object 1/content.xml><?xml version="1.0" encoding="utf-8"?>
<math xmlns="http://www.w3.org/1998/Math/MathML" display="block">
  <semantics>
    <mrow>
      <mi>O</mi>
      <mrow>
        <mo fence="true" stretchy="false">(</mo>
        <mrow>
          <mrow>
            <mrow>
              <mrow>
                <mo fence="true" stretchy="true">|</mo>
                <mrow>
                  <mi>V</mi>
                </mrow>
                <mo fence="true" stretchy="true">|</mo>
              </mrow>
              <mo stretchy="false">∗</mo>
              <mi>log</mi>
            </mrow>
            <mrow>
              <mo fence="true" stretchy="false">(</mo>
              <mrow>
                <mrow>
                  <mo fence="true" stretchy="true">|</mo>
                  <mrow>
                    <mi>V</mi>
                  </mrow>
                  <mo fence="true" stretchy="true">|</mo>
                </mrow>
              </mrow>
              <mo fence="true" stretchy="false">)</mo>
            </mrow>
          </mrow>
        </mrow>
        <mo fence="true" stretchy="false">)</mo>
      </mrow>
    </mrow>
    <annotation encoding="StarMath 5.0">O( abs{V}*log(abs{V}) )</annotation>
  </semantics>
</math>
</file>

<file path=Object 2/content.xml><?xml version="1.0" encoding="utf-8"?>
<math xmlns="http://www.w3.org/1998/Math/MathML" display="block">
  <semantics>
    <mrow>
      <mi>O</mi>
      <mrow>
        <mo fence="true" stretchy="false">(</mo>
        <mrow>
          <msup>
            <mrow>
              <mo fence="true" stretchy="true">|</mo>
              <mrow>
                <mi>V</mi>
              </mrow>
              <mo fence="true" stretchy="true">|</mo>
            </mrow>
            <mn>2</mn>
          </msup>
        </mrow>
        <mo fence="true" stretchy="false">)</mo>
      </mrow>
    </mrow>
    <annotation encoding="StarMath 5.0">O( {abs{V}}^2 )</annotation>
  </semantics>
</math>
</file>

<file path=Object 3/content.xml><?xml version="1.0" encoding="utf-8"?>
<math xmlns="http://www.w3.org/1998/Math/MathML" display="block">
  <semantics>
    <mrow>
      <mi>O</mi>
      <mrow>
        <mrow>
          <mo fence="true" stretchy="false">(</mo>
          <mrow>
            <mrow>
              <munderover>
                <mo stretchy="false">∑</mo>
                <mrow>
                  <mi>i</mi>
                  <mo stretchy="false">=</mo>
                  <mn>1</mn>
                </mrow>
                <mrow>
                  <mo fence="true" stretchy="true">|</mo>
                  <mrow>
                    <mi>V</mi>
                  </mrow>
                  <mo fence="true" stretchy="true">|</mo>
                </mrow>
              </munderover>
              <mrow>
                <mi>i</mi>
                <mo stretchy="false">+</mo>
                <mfrac>
                  <mrow>
                    <mi>i</mi>
                    <mo stretchy="false">∗</mo>
                    <mrow>
                      <mo fence="true" stretchy="false">(</mo>
                      <mrow>
                        <mrow>
                          <mi>i</mi>
                          <mo stretchy="false">−</mo>
                          <mn>1</mn>
                        </mrow>
                      </mrow>
                      <mo fence="true" stretchy="false">)</mo>
                    </mrow>
                  </mrow>
                  <mn>2</mn>
                </mfrac>
              </mrow>
            </mrow>
          </mrow>
          <mo fence="true" stretchy="false">)</mo>
        </mrow>
        <mo stretchy="false">=</mo>
        <mi>O</mi>
      </mrow>
      <mrow>
        <mo fence="true" stretchy="false">(</mo>
        <mrow>
          <mfrac>
            <mrow>
              <mrow>
                <msup>
                  <mrow>
                    <mo fence="true" stretchy="true">|</mo>
                    <mrow>
                      <mi>V</mi>
                    </mrow>
                    <mo fence="true" stretchy="true">|</mo>
                  </mrow>
                  <mn>3</mn>
                </msup>
                <mo stretchy="false">+</mo>
                <mn>3</mn>
              </mrow>
              <mrow>
                <msup>
                  <mrow>
                    <mo fence="true" stretchy="true">|</mo>
                    <mrow>
                      <mi>V</mi>
                    </mrow>
                    <mo fence="true" stretchy="true">|</mo>
                  </mrow>
                  <mn>2</mn>
                </msup>
                <mo stretchy="false">+</mo>
                <mn>2</mn>
              </mrow>
              <mrow>
                <mo fence="true" stretchy="true">|</mo>
                <mrow>
                  <mi>V</mi>
                </mrow>
                <mo fence="true" stretchy="true">|</mo>
              </mrow>
            </mrow>
            <mn>6</mn>
          </mfrac>
        </mrow>
        <mo fence="true" stretchy="false">)</mo>
      </mrow>
    </mrow>
    <annotation encoding="StarMath 5.0">O( sum from{i=1} to{abs{V}} {i+ {i*(i-1)} over {2} }  )=O( {{abs{V}}^3 + 3{abs{V}}^2+2abs{V}} over 6 )</annotation>
  </semantics>
</math>
</file>

<file path=Object 4/content.xml><?xml version="1.0" encoding="utf-8"?>
<math xmlns="http://www.w3.org/1998/Math/MathML" display="block">
  <semantics>
    <mrow>
      <mi>O</mi>
      <mrow>
        <mo fence="true" stretchy="false">(</mo>
        <mrow>
          <mn>1</mn>
        </mrow>
        <mo fence="true" stretchy="false">)</mo>
      </mrow>
    </mrow>
    <annotation encoding="StarMath 5.0">O( 1 )</annotation>
  </semantics>
</math>
</file>

<file path=Object 5/content.xml><?xml version="1.0" encoding="utf-8"?>
<math xmlns="http://www.w3.org/1998/Math/MathML" display="block">
  <semantics>
    <mrow>
      <mrow>
        <mrow>
          <mo fence="true" stretchy="true">|</mo>
          <mrow>
            <mi>E</mi>
          </mrow>
          <mo fence="true" stretchy="true">|</mo>
        </mrow>
        <mo stretchy="false">≤</mo>
        <mn>3</mn>
      </mrow>
      <mrow>
        <mrow>
          <mo fence="true" stretchy="true">|</mo>
          <mrow>
            <mi>V</mi>
          </mrow>
          <mo fence="true" stretchy="true">|</mo>
        </mrow>
        <mo stretchy="false">−</mo>
        <mn>6</mn>
      </mrow>
    </mrow>
    <annotation encoding="StarMath 5.0">abs{ E } &lt;=  3 abs{ V }-6 </annotation>
  </semantics>
</math>
</file>

<file path=Object 6/content.xml><?xml version="1.0" encoding="utf-8"?>
<math xmlns="http://www.w3.org/1998/Math/MathML" display="block">
  <semantics>
    <mrow>
      <mi>O</mi>
      <mrow>
        <mo fence="true" stretchy="false">(</mo>
        <mrow>
          <msup>
            <mrow>
              <mo fence="true" stretchy="true">|</mo>
              <mrow>
                <mi>V</mi>
              </mrow>
              <mo fence="true" stretchy="true">|</mo>
            </mrow>
            <mn>3</mn>
          </msup>
        </mrow>
        <mo fence="true" stretchy="false">)</mo>
      </mrow>
    </mrow>
    <annotation encoding="StarMath 5.0">O( {abs{V}}^3)</annotation>
  </semantics>
</math>
</file>

<file path=Object 7/content.xml><?xml version="1.0" encoding="utf-8"?>
<math xmlns="http://www.w3.org/1998/Math/MathML" display="block">
  <semantics>
    <mrow>
      <mi>O</mi>
      <mrow>
        <mrow>
          <mo fence="true" stretchy="false">(</mo>
          <mrow>
            <mrow>
              <munderover>
                <mo stretchy="false">∑</mo>
                <mrow>
                  <mi>i</mi>
                  <mo stretchy="false">=</mo>
                  <mn>1</mn>
                </mrow>
                <mrow>
                  <mo fence="true" stretchy="true">|</mo>
                  <mrow>
                    <mi>V</mi>
                  </mrow>
                  <mo fence="true" stretchy="true">|</mo>
                </mrow>
              </munderover>
              <mrow>
                <mrow>
                  <mi>i</mi>
                  <mo stretchy="false">+</mo>
                  <mn>3</mn>
                </mrow>
                <mrow>
                  <mi>i</mi>
                  <mo stretchy="false">−</mo>
                  <mn>6</mn>
                </mrow>
              </mrow>
            </mrow>
          </mrow>
          <mo fence="true" stretchy="false">)</mo>
        </mrow>
        <mo stretchy="false">=</mo>
        <mi>O</mi>
      </mrow>
      <mrow>
        <mo fence="true" stretchy="false">(</mo>
        <mrow>
          <mrow>
            <mn>2</mn>
            <mrow>
              <msup>
                <mrow>
                  <mo fence="true" stretchy="true">|</mo>
                  <mrow>
                    <mi>V</mi>
                  </mrow>
                  <mo fence="true" stretchy="true">|</mo>
                </mrow>
                <mn>2</mn>
              </msup>
              <mo stretchy="false">−</mo>
              <mn>4</mn>
            </mrow>
            <mrow>
              <mo fence="true" stretchy="true">|</mo>
              <mrow>
                <mi>V</mi>
              </mrow>
              <mo fence="true" stretchy="true">|</mo>
            </mrow>
          </mrow>
        </mrow>
        <mo fence="true" stretchy="false">)</mo>
      </mrow>
    </mrow>
    <annotation encoding="StarMath 5.0">O( sum from {i=1} to {abs{V}} {i+3i-6} )=O(2{ abs{V}}^2-4abs{V})</annotation>
  </semantics>
</math>
</file>

<file path=Object 8/content.xml><?xml version="1.0" encoding="utf-8"?>
<math xmlns="http://www.w3.org/1998/Math/MathML" display="block">
  <semantics>
    <mrow>
      <mi>O</mi>
      <mrow>
        <mo fence="true" stretchy="false">(</mo>
        <mrow>
          <msup>
            <mrow>
              <mo fence="true" stretchy="true">|</mo>
              <mrow>
                <mi>V</mi>
              </mrow>
              <mo fence="true" stretchy="true">|</mo>
            </mrow>
            <mn>2</mn>
          </msup>
        </mrow>
        <mo fence="true" stretchy="false">)</mo>
      </mrow>
    </mrow>
    <annotation encoding="StarMath 5.0">O( {abs{V}}^2)</annotation>
  </semantics>
</math>
</file>

<file path=Object 9/content.xml><?xml version="1.0" encoding="utf-8"?>
<math xmlns="http://www.w3.org/1998/Math/MathML" display="block">
  <semantics>
    <mrow>
      <mi>O</mi>
      <mrow>
        <mo fence="true" stretchy="false">(</mo>
        <mrow>
          <msup>
            <mrow>
              <mo fence="true" stretchy="true">|</mo>
              <mrow>
                <mi>V</mi>
              </mrow>
              <mo fence="true" stretchy="true">|</mo>
            </mrow>
            <mn>2</mn>
          </msup>
        </mrow>
        <mo fence="true" stretchy="false">)</mo>
      </mrow>
    </mrow>
    <annotation encoding="StarMath 5.0">O( {abs{V}}^2 )</annotation>
  </semantics>
</math>
</file>